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20pt" fo:language="en" fo:country="US" style:font-size-asian="20pt"/>
    </style:style>
    <style:style style:name="P2" style:family="paragraph" style:parent-style-name="Standard">
      <style:text-properties style:font-name="Courier New" fo:font-size="20pt" fo:language="en" fo:country="US" officeooo:rsid="000398f3" officeooo:paragraph-rsid="000398f3" style:font-size-asian="20pt"/>
    </style:style>
    <style:style style:name="P3" style:family="paragraph" style:parent-style-name="Standard" style:master-page-name="Standard">
      <style:paragraph-properties style:page-number="auto"/>
      <style:text-properties style:font-name="Courier New" fo:font-size="20pt" fo:language="en" fo:country="US" style:font-size-asian="20pt"/>
    </style:style>
    <style:style style:name="T1" style:family="text">
      <style:text-properties style:font-name="Courier New" fo:font-size="20pt" fo:language="en" fo:country="US" style:font-size-asian="20pt"/>
    </style:style>
    <style:style style:name="T2" style:family="text">
      <style:text-properties style:font-name="Courier New" fo:font-size="20pt" fo:language="en" fo:country="US" officeooo:rsid="00025fbe" style:font-size-asian="20pt"/>
    </style:style>
    <style:style style:name="T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</text:p>
      <text:p text:style-name="P1"/>
      <text:p text:style-name="Standard"><text:span text:style-name="T1">What not to do with your hard-earned salary.</text:span></text:p>
      <text:p text:style-name="P1"/>
      <text:p text:style-name="Standard"><text:span text:style-name="T1">As you begin to work in Singapore and get your first pay cheque, the person known as a 'financial advisor' will emerge to try to move some of your cash into their pocket for very little value in return to you.</text:span></text:p>
      <text:p text:style-name="P1"/>
      <text:p text:style-name="Standard"><text:span text:style-name="T1">I </text:span><text:span text:style-name="T2">want to share</text:span><text:span text:style-name="T1"> my experiences with such financial advisors, in the hope that others might be spared the losses I suffered under their poor and unprofessional advice.</text:span></text:p>
      <text:p text:style-name="P1"/>
      <text:p text:style-name="Standard"><text:span text:style-name="T1">I am what is known as an "</text:span><text:span text:style-name="T2">A</text:span><text:span text:style-name="T1">ccredited </text:span><text:soft-page-break/><text:span text:style-name="T2">I</text:span><text:span text:style-name="T1">nvestor". To me, the term just means there is a target drawn on my back, and any banker or financial advisor can just stab as much as they want with no consequences as I am supposed to know the risks involved. There lies the crux of the problem: nobody will give you an accurate picture of the actual risks. If they did, there will be few sales of financial products. To be fair, they might also be <text:s/>genuinely ignorant due to cases of swindle, e.g. Madoff, Lehman Minibonds etc. </text:span></text:p>
      <text:p text:style-name="P1"/>
      <text:p text:style-name="P2">Stay tuned for more posts from me.</text:p>
      <text:p text:style-name="P2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date>2015-10-25T15:16:31.118000000</dc:date>
    <meta:editing-duration>P1DT4H22M5S</meta:editing-duration>
    <meta:editing-cycles>2</meta:editing-cycles>
    <meta:document-statistic meta:table-count="0" meta:image-count="0" meta:object-count="0" meta:page-count="2" meta:paragraph-count="6" meta:word-count="182" meta:character-count="997" meta:non-whitespace-character-count="819"/>
  </office:meta>
</office:document-meta>
</file>